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6cm" svg:height="9.005cm" svg:x="14.042cm" svg:y="5.046cm">
            <draw:object draw:notify-on-update-of-ranges="Hoja1.A43:Hoja1.A43 Hoja1.B43:Hoja1.G43 Hoja1.A44:Hoja1.A44 Hoja1.B44:Hoja1.G44 Hoja1.A45:Hoja1.A45 Hoja1.B45:Hoja1.G45 Hoja1.A46:Hoja1.A46 Hoja1.B46:Hoja1.G46 Hoja1.A47:Hoja1.A47 Hoja1.B47:Hoja1.G47 Hoja1.A48:Hoja1.A48 Hoja1.B48:Hoja1.G48 Hoja1.A49:Hoja1.A49 Hoja1.B49:Hoja1.G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N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 tipo normal</text:p>
          </table:table-cell>
          <table:table-cell office:value-type="string" calcext:value-type="string">
            <text:p>PpdG</text:p>
          </table:table-cell>
          <table:table-cell office:value-type="string" calcext:value-type="string">
            <text:p>PsdG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'ar'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'bs'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ca'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'cy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da'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de'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'el'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'en'</text:p>
          </table:table-cell>
          <table:table-cell office:value-type="float" office:value="1543" calcext:value-type="float">
            <text:p>1543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'en-gb'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es'</text:p>
          </table:table-cell>
          <table:table-cell office:value-type="float" office:value="2187" calcext:value-type="float">
            <text:p>2187</text:p>
          </table:table-cell>
          <table:table-cell office:value-type="float" office:value="1316" calcext:value-type="float">
            <text:p>1316</text:p>
          </table:table-cell>
          <table:table-cell office:value-type="float" office:value="297" calcext:value-type="float">
            <text:p>297</text:p>
          </table:table-cell>
          <table:table-cell office:value-type="float" office:value="4794" calcext:value-type="float">
            <text:p>4794</text:p>
          </table:table-cell>
          <table:table-cell office:value-type="float" office:value="4809" calcext:value-type="float">
            <text:p>4809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'es-ES'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et'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eu'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fi'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r'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gl'</text:p>
          </table:table-cell>
          <table:table-cell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230" calcext:value-type="float">
            <text:p>23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'ht'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hr'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id'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u'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in'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'is'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'it'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'ja'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lv'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lt'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nl'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no'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pl'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pt'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217" calcext:value-type="float">
            <text:p>21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'ro'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'ru'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k'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l'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tl'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'tr'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'und'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'vi'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xx-lc'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[.B1]" office:value-type="string" office:string-value="BNG" calcext:value-type="string">
            <text:p>BNG</text:p>
          </table:table-cell>
          <table:table-cell table:formula="of:=[.C1]" office:value-type="string" office:string-value="GB" calcext:value-type="string">
            <text:p>GB</text:p>
          </table:table-cell>
          <table:table-cell table:formula="of:=[.E1]" office:value-type="string" office:string-value="PpdG" calcext:value-type="string">
            <text:p>PpdG</text:p>
          </table:table-cell>
          <table:table-cell table:formula="of:=[.F1]" office:value-type="string" office:string-value="PsdG" calcext:value-type="string">
            <text:p>PsdG</text:p>
          </table:table-cell>
          <table:table-cell table:formula="of:=[.G1]" office:value-type="string" office:string-value="AGE" calcext:value-type="string">
            <text:p>AGE</text:p>
          </table:table-cell>
          <table:table-cell table:formula="of:=[.D1]" office:value-type="string" office:string-value="Un tipo normal" calcext:value-type="string">
            <text:p>Un tipo normal</text:p>
          </table:table-cell>
        </table:table-row>
        <table:table-row table:style-name="ro1">
          <table:table-cell office:value-type="string" calcext:value-type="string">
            <text:p>ESPAÑOL</text:p>
          </table:table-cell>
          <table:table-cell table:formula="of:=[.B12]+[.B11]" office:value-type="float" office:value="2188" calcext:value-type="float">
            <text:p>2188</text:p>
          </table:table-cell>
          <table:table-cell table:formula="of:=[.C12]+[.C11]" office:value-type="float" office:value="1316" calcext:value-type="float">
            <text:p>1316</text:p>
          </table:table-cell>
          <table:table-cell table:formula="of:=[.E12]+[.E11]" office:value-type="float" office:value="4794" calcext:value-type="float">
            <text:p>4794</text:p>
          </table:table-cell>
          <table:table-cell table:formula="of:=[.F12]+[.F11]" office:value-type="float" office:value="4809" calcext:value-type="float">
            <text:p>4809</text:p>
          </table:table-cell>
          <table:table-cell table:formula="of:=[.G12]+[.G11]" office:value-type="float" office:value="4368" calcext:value-type="float">
            <text:p>4368</text:p>
          </table:table-cell>
          <table:table-cell table:formula="of:=[.D12]+[.D11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formula="of:=[.B10]+[.B9]" office:value-type="float" office:value="1544" calcext:value-type="float">
            <text:p>1544</text:p>
          </table:table-cell>
          <table:table-cell table:formula="of:=[.C10]+[.C9]" office:value-type="float" office:value="79" calcext:value-type="float">
            <text:p>79</text:p>
          </table:table-cell>
          <table:table-cell table:formula="of:=[.E10]+[.E9]" office:value-type="float" office:value="198" calcext:value-type="float">
            <text:p>198</text:p>
          </table:table-cell>
          <table:table-cell table:formula="of:=[.F10]+[.F9]" office:value-type="float" office:value="172" calcext:value-type="float">
            <text:p>172</text:p>
          </table:table-cell>
          <table:table-cell table:formula="of:=[.G10]+[.G9]" office:value-type="float" office:value="229" calcext:value-type="float">
            <text:p>229</text:p>
          </table:table-cell>
          <table:table-cell table:formula="of:=[.D10]+[.D9]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GAL+PT</text:p>
          </table:table-cell>
          <table:table-cell table:formula="of:=[.B31]+[.B17]" office:value-type="float" office:value="418" calcext:value-type="float">
            <text:p>418</text:p>
          </table:table-cell>
          <table:table-cell table:formula="of:=[.C31]+[.C17]" office:value-type="float" office:value="73" calcext:value-type="float">
            <text:p>73</text:p>
          </table:table-cell>
          <table:table-cell table:formula="of:=[.E31]+[.E17]" office:value-type="float" office:value="336" calcext:value-type="float">
            <text:p>336</text:p>
          </table:table-cell>
          <table:table-cell table:formula="of:=[.F31]+[.F17]" office:value-type="float" office:value="447" calcext:value-type="float">
            <text:p>447</text:p>
          </table:table-cell>
          <table:table-cell table:formula="of:=[.G31]+[.G17]" office:value-type="float" office:value="659" calcext:value-type="float">
            <text:p>659</text:p>
          </table:table-cell>
          <table:table-cell table:formula="of:=[.D31]+[.D17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TALA</text:p>
          </table:table-cell>
          <table:table-cell table:formula="of:=[.B4]" office:value-type="float" office:value="61" calcext:value-type="float">
            <text:p>61</text:p>
          </table:table-cell>
          <table:table-cell table:formula="of:=[.C4]" office:value-type="float" office:value="4" calcext:value-type="float">
            <text:p>4</text:p>
          </table:table-cell>
          <table:table-cell table:formula="of:=[.E4]" office:value-type="float" office:value="5" calcext:value-type="float">
            <text:p>5</text:p>
          </table:table-cell>
          <table:table-cell table:formula="of:=[.F4]" office:value-type="float" office:value="7" calcext:value-type="float">
            <text:p>7</text:p>
          </table:table-cell>
          <table:table-cell table:formula="of:=[.G4]" office:value-type="float" office:value="48" calcext:value-type="float">
            <text:p>48</text:p>
          </table:table-cell>
          <table:table-cell table:formula="of:=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SKARA</text:p>
          </table:table-cell>
          <table:table-cell table:formula="of:=[.B14]" office:value-type="float" office:value="19" calcext:value-type="float">
            <text:p>19</text:p>
          </table:table-cell>
          <table:table-cell table:formula="of:=[.C14]" office:value-type="float" office:value="1" calcext:value-type="float">
            <text:p>1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6" calcext:value-type="float">
            <text:p>6</text:p>
          </table:table-cell>
          <table:table-cell table:formula="of:=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table:formula="of:=SUM([.B2:.B40])-SUM([.B44:.B48])" office:value-type="float" office:value="178" calcext:value-type="float">
            <text:p>178</text:p>
          </table:table-cell>
          <table:table-cell table:formula="of:=SUM([.C2:.C40])-SUM([.C44:.C48])" office:value-type="float" office:value="58" calcext:value-type="float">
            <text:p>58</text:p>
          </table:table-cell>
          <table:table-cell table:formula="of:=SUM([.E2:.E40])-SUM([.D44:.D48])" office:value-type="float" office:value="265" calcext:value-type="float">
            <text:p>265</text:p>
          </table:table-cell>
          <table:table-cell table:formula="of:=SUM([.F2:.F40])-SUM([.E44:.E48])" office:value-type="float" office:value="270" calcext:value-type="float">
            <text:p>270</text:p>
          </table:table-cell>
          <table:table-cell table:formula="of:=SUM([.G2:.G40])-SUM([.F44:.F48])" office:value-type="float" office:value="295" calcext:value-type="float">
            <text:p>295</text:p>
          </table:table-cell>
          <table:table-cell table:formula="of:=SUM([.D2:.D40])-SUM([.G44:.G48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1:55:02.958912305</meta:creation-date>
    <dc:date>2015-05-14T13:02:03.900940343</dc:date>
    <meta:editing-duration>PT1H2M23S</meta:editing-duration>
    <meta:editing-cycles>3</meta:editing-cycles>
    <meta:generator>LibreOffice/4.2.8.2$Linux_X86_64 LibreOffice_project/420m0$Build-2</meta:generator>
    <meta:document-statistic meta:table-count="1" meta:cell-count="2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4.355cm" svg:y="0.29cm" chart:style-name="ch2">
          <text:p>Perfil lingüístico en Galicia - Twitter</text:p>
        </chart:title>
        <chart:subtitle svg:x="5.692cm" svg:y="1.301cm" chart:style-name="ch3">
          <text:p>Por lingua dos seguidores</text:p>
        </chart:subtitle>
        <chart:legend chart:legend-position="end" svg:x="13.575cm" svg:y="2.959cm" style:legend-expansion="high" chart:style-name="ch4"/>
        <chart:plot-area chart:style-name="ch5" table:cell-range-address="Hoja1.A43:Hoja1.G49" chart:data-source-has-labels="both" svg:x="0.319cm" svg:y="2.19cm" svg:width="12.937cm" svg:height="6.636cm">
          <chartooo:coordinate-region svg:x="1.443cm" svg:y="2.389cm" svg:width="11.622cm" svg:height="5.79cm"/>
          <chart:axis chart:dimension="x" chart:name="primary-x" chart:style-name="ch6" chartooo:axis-type="auto">
            <chartooo:date-scale/>
            <chart:categories table:cell-range-address="Hoja1.B43:Hoja1.G4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44:Hoja1.G44" chart:label-cell-address="Hoja1.A44:Hoja1.A44" chart:class="chart:bar">
            <chart:data-point chart:repeated="6"/>
          </chart:series>
          <chart:series chart:style-name="ch10" chart:values-cell-range-address="Hoja1.B45:Hoja1.G45" chart:label-cell-address="Hoja1.A45:Hoja1.A45" chart:class="chart:bar">
            <chart:data-point chart:repeated="6"/>
          </chart:series>
          <chart:series chart:style-name="ch11" chart:values-cell-range-address="Hoja1.B46:Hoja1.G46" chart:label-cell-address="Hoja1.A46:Hoja1.A46" chart:class="chart:bar">
            <chart:data-point chart:repeated="6"/>
          </chart:series>
          <chart:series chart:style-name="ch12" chart:values-cell-range-address="Hoja1.B47:Hoja1.G47" chart:label-cell-address="Hoja1.A47:Hoja1.A47" chart:class="chart:bar">
            <chart:data-point chart:repeated="6"/>
          </chart:series>
          <chart:series chart:style-name="ch13" chart:values-cell-range-address="Hoja1.B48:Hoja1.G48" chart:label-cell-address="Hoja1.A48:Hoja1.A48" chart:class="chart:bar">
            <chart:data-point chart:repeated="6"/>
          </chart:series>
          <chart:series chart:style-name="ch14" chart:values-cell-range-address="Hoja1.B49:Hoja1.G49" chart:label-cell-address="Hoja1.A49:Hoja1.A49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NG</text:p>
                <draw:g>
                  <svg:desc>Hoja1.B43:Hoja1.G43</svg:desc>
                </draw:g>
              </table:table-cell>
              <table:table-cell office:value-type="string">
                <text:p>GB</text:p>
              </table:table-cell>
              <table:table-cell office:value-type="string">
                <text:p>PpdG</text:p>
              </table:table-cell>
              <table:table-cell office:value-type="string">
                <text:p>PsdG</text:p>
              </table:table-cell>
              <table:table-cell office:value-type="string">
                <text:p>AGE</text:p>
              </table:table-cell>
              <table:table-cell office:value-type="string">
                <text:p>Un tipo normal</text:p>
              </table:table-cell>
            </table:table-row>
          </table:table-header-rows>
          <table:table-rows>
            <table:table-row>
              <table:table-cell office:value-type="string">
                <text:p>ESPAÑOL</text:p>
                <draw:g>
                  <svg:desc>Hoja1.A44:Hoja1.A44</svg:desc>
                </draw:g>
              </table:table-cell>
              <table:table-cell office:value-type="float" office:value="2188">
                <text:p>2188</text:p>
                <draw:g>
                  <svg:desc>Hoja1.B44:Hoja1.G44</svg:desc>
                </draw:g>
              </table:table-cell>
              <table:table-cell office:value-type="float" office:value="1316">
                <text:p>1316</text:p>
              </table:table-cell>
              <table:table-cell office:value-type="float" office:value="4794">
                <text:p>4794</text:p>
              </table:table-cell>
              <table:table-cell office:value-type="float" office:value="4809">
                <text:p>4809</text:p>
              </table:table-cell>
              <table:table-cell office:value-type="float" office:value="4368">
                <text:p>436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ENGLISH</text:p>
                <draw:g>
                  <svg:desc>Hoja1.A45:Hoja1.A45</svg:desc>
                </draw:g>
              </table:table-cell>
              <table:table-cell office:value-type="float" office:value="1544">
                <text:p>1544</text:p>
                <draw:g>
                  <svg:desc>Hoja1.B45:Hoja1.G45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98">
                <text:p>198</text:p>
              </table:table-cell>
              <table:table-cell office:value-type="float" office:value="172">
                <text:p>172</text:p>
              </table:table-cell>
              <table:table-cell office:value-type="float" office:value="229">
                <text:p>2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GAL+PT</text:p>
                <draw:g>
                  <svg:desc>Hoja1.A46:Hoja1.A46</svg:desc>
                </draw:g>
              </table:table-cell>
              <table:table-cell office:value-type="float" office:value="418">
                <text:p>418</text:p>
                <draw:g>
                  <svg:desc>Hoja1.B46:Hoja1.G46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36">
                <text:p>336</text:p>
              </table:table-cell>
              <table:table-cell office:value-type="float" office:value="447">
                <text:p>447</text:p>
              </table:table-cell>
              <table:table-cell office:value-type="float" office:value="659">
                <text:p>6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ATALA</text:p>
                <draw:g>
                  <svg:desc>Hoja1.A47:Hoja1.A47</svg:desc>
                </draw:g>
              </table:table-cell>
              <table:table-cell office:value-type="float" office:value="61">
                <text:p>61</text:p>
                <draw:g>
                  <svg:desc>Hoja1.B47:Hoja1.G4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USKARA</text:p>
                <draw:g>
                  <svg:desc>Hoja1.A48:Hoja1.A48</svg:desc>
                </draw:g>
              </table:table-cell>
              <table:table-cell office:value-type="float" office:value="19">
                <text:p>19</text:p>
                <draw:g>
                  <svg:desc>Hoja1.B48:Hoja1.G4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ROS</text:p>
                <draw:g>
                  <svg:desc>Hoja1.A49:Hoja1.A49</svg:desc>
                </draw:g>
              </table:table-cell>
              <table:table-cell office:value-type="float" office:value="178">
                <text:p>178</text:p>
                <draw:g>
                  <svg:desc>Hoja1.B49:Hoja1.G49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295">
                <text:p>295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